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Text_20_body">
      <style:text-properties officeooo:rsid="0017d2e8" officeooo:paragraph-rsid="0017d2e8"/>
    </style:style>
    <style:style style:name="P3" style:family="paragraph" style:parent-style-name="Text_20_body">
      <style:text-properties officeooo:rsid="001a47ec" officeooo:paragraph-rsid="001a47ec"/>
    </style:style>
    <style:style style:name="P4" style:family="paragraph" style:parent-style-name="Text_20_body">
      <style:text-properties officeooo:paragraph-rsid="001bf46e"/>
    </style:style>
    <style:style style:name="P5" style:family="paragraph" style:parent-style-name="Text_20_body">
      <style:text-properties officeooo:rsid="001bf46e" officeooo:paragraph-rsid="001bf46e"/>
    </style:style>
    <style:style style:name="P6" style:family="paragraph" style:parent-style-name="Text_20_body">
      <style:text-properties officeooo:rsid="001c1713" officeooo:paragraph-rsid="001c1713"/>
    </style:style>
    <style:style style:name="T1" style:family="text">
      <style:text-properties officeooo:rsid="0016d300"/>
    </style:style>
    <style:style style:name="T2" style:family="text">
      <style:text-properties officeooo:rsid="0017fe59"/>
    </style:style>
    <style:style style:name="T3" style:family="text">
      <style:text-properties officeooo:rsid="001a47ec"/>
    </style:style>
    <style:style style:name="T4" style:family="text">
      <style:text-properties officeooo:rsid="001bc01d"/>
    </style:style>
    <style:style style:name="T5" style:family="text">
      <style:text-properties officeooo:rsid="001c0ceb"/>
    </style:style>
    <style:style style:name="T6" style:family="text">
      <style:text-properties officeooo:rsid="001bf46e"/>
    </style:style>
    <style:style style:name="T7" style:family="text">
      <style:text-properties officeooo:rsid="001cc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1">[ok]</text:span>2- l’exemplaire du livre existe</text:p>
      <text:p text:style-name="Text_20_body"><text:span text:style-name="T1">[ok]</text:span>3- Exemplaire disponible</text:p>
      <text:p text:style-name="Text_20_body">[ok]4- Membre actuellement inscrit</text:p>
      <text:p text:style-name="Text_20_body"><text:span text:style-name="T1">[ok]</text:span>5- Membre ne subis pas une penalite</text:p>
      <text:p text:style-name="Text_20_body"><text:span text:style-name="T1">[ok]</text:span>6- Le membre n’a pas encore termine tout son quota</text:p>
      <text:p text:style-name="Text_20_body">[ok]7-l’employe existe</text:p>
      <text:p text:style-name="P2"><text:span text:style-name="T2">[ok]</text:span>8- type de pret existe</text:p>
      <text:p text:style-name="P2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><text:soft-page-break/></text:p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3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<text:span text:style-name="T4">[ok]</text:span>1- l’<text:span text:style-name="T3">employe </text:span>existe</text:p>
      <text:p text:style-name="Text_20_body"><text:span text:style-name="T4">[ok]</text:span>2- l’exemplaire du livre existe</text:p>
      <text:p text:style-name="Text_20_body"><text:span text:style-name="T4">[ok]</text:span>3- Exemplaire du livre n’est pas disponible</text:p>
      <text:p text:style-name="P3"><text:span text:style-name="T4">[ok]</text:span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3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<text:soft-page-break/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<text:span text:style-name="T5">_exemplaire</text:span>, ref_membre, date, <text:span text:style-name="T5">ref_emp, type_pret</text:span>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Text_20_body"><text:span text:style-name="T5">[ok]0-type_pret existe</text:span></text:p>
      <text:p text:style-name="Text_20_body"><text:span text:style-name="T6">[ok]</text:span>1- le membre existe</text:p>
      <text:p text:style-name="P4"><text:span text:style-name="T6">[ok]</text:span>2- l’<text:span text:style-name="T6">exemplaire </text:span>existe</text:p>
      <text:p text:style-name="P4"><text:span text:style-name="T6">[ok]</text:span>3- <text:span text:style-name="T6">exemplaire disponible le jour voulu</text:span></text:p>
      <text:p text:style-name="P4"><text:span text:style-name="T6">[ok]</text:span>4- Membre Inscrit</text:p>
      <text:p text:style-name="P5"><text:soft-page-break/>[ok]5 – employe existe</text:p>
      <text:p text:style-name="P4"><text:span text:style-name="T6">[ok]</text:span>5- Membre ne subis pas une <text:span text:style-name="T6">penalite maintenant</text:span></text:p>
      <text:p text:style-name="P4"><text:span text:style-name="T6">[ok]</text:span>6- Le membre n’a pas encore termine tout son quota a la date choisie</text:p>
      <text:p text:style-name="P6"><text:span text:style-name="T7">[ok]</text:span>7- inscription couvre tout le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reservation, bool valider|refuser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</text:p>
      <text:h text:style-name="Heading_20_4" text:outline-level="4">Regle de gestion:</text:h>
      <text:p text:style-name="Text_20_body">1- la reservation existe</text:p>
      <text:p text:style-name="Text_20_body">2 – la date du pret &lt;= aujourd’hui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<text:soft-page-break/>Resultat</text:h>
      <text:p text:style-name="Text_20_body">Succes: -reservation mis en confirme, succes fonctionalite 1 | reservation mis en annule,</text:p>
      <text:p text:style-name="Text_20_body"/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Text_20_body">1- le pret existe</text:p>
      <text:p text:style-name="Text_20_body">2 – prolongement valable(nombre de jour avant la fin du pret)</text:p>
      <text:p text:style-name="Text_20_body">3- exemplaire disponible pendant la duree de l’extension potentiel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05T22:55:55.408051900</dc:date>
    <meta:editing-cycles>10</meta:editing-cycles>
    <meta:editing-duration>PT4H42M38S</meta:editing-duration>
    <meta:document-statistic meta:table-count="0" meta:image-count="0" meta:object-count="0" meta:page-count="6" meta:paragraph-count="143" meta:word-count="974" meta:character-count="6115" meta:non-whitespace-character-count="5280"/>
    <meta:template xlink:type="simple" xlink:actuate="onRequest" xlink:title="" xlink:href="Normal.dotm"/>
  </office:meta>
</office:document-meta>
</file>